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przewoźnicy_" table:style-name="ta1">
        <table:table-row>
          <table:table-cell office:value-type="string">
            <text:p>Nazwa</text:p>
          </table:table-cell>
          <table:table-cell office:value-type="string">
            <text:p>Dane</text:p>
          </table:table-cell>
        </table:table-row>
        <table:table-row>
          <table:table-cell office:value-type="string">
            <text:p>BLUECARGO<text:s/></text:p>
          </table:table-cell>
          <table:table-cell office:value-type="string">
            <text:p>BLUECARGO Sp. z o.o. Rajska 3, 54-028 Wrocław BDO 000710623 NIP 8943261149<text:s text:c="3"/></text:p>
          </table:table-cell>
        </table:table-row>
        <table:table-row>
          <table:table-cell office:value-type="string">
            <text:p>Papirus</text:p>
          </table:table-cell>
          <table:table-cell office:value-type="string">
            <text:p>Papirus-Recykling Grzegorz Kołakowski<text:s text:c="2"/>ul. Szczawiowa 54a, 70-010 Szczecin NIP 8521124660  BDO 000003483</text:p>
          </table:table-cell>
        </table:table-row>
        <table:table-row>
          <table:table-cell office:value-type="string">
            <text:p>Zagroda</text:p>
          </table:table-cell>
          <table:table-cell office:value-type="string">
            <text:p>P.H.P.U. Zagroda Sp. z O. O. ul. 1-go Maja 38b, 38-100 Strzyżów NIP 8191559477 BDO 000015388<text:s/></text:p>
          </table:table-cell>
        </table:table-row>
        <table:table-row>
          <table:table-cell office:value-type="string">
            <text:p>EKO-RECYKLING POLSKA<text:s/></text:p>
          </table:table-cell>
          <table:table-cell office:value-type="string">
            <text:p>EKO-RECYKLING POLSKA SP. Z O.O. ul. Wyzwolenia 2, 41-103 Siemianowice Śląskie NIP 6431773477 BDO 000535999</text:p>
          </table:table-cell>
        </table:table-row>
        <table:table-row>
          <table:table-cell office:value-type="string">
            <text:p>GPW<text:s/></text:p>
          </table:table-cell>
          <table:table-cell office:value-type="string">
            <text:p>GPW Logistics S.A. ul. Książęca 4, 00-498 Warszawa NIP 5272959044<text:s text:c="2"/>BDO 000706795</text:p>
          </table:table-cell>
        </table:table-row>
        <table:table-row>
          <table:table-cell office:value-type="string">
            <text:p>JEST<text:s/></text:p>
          </table:table-cell>
          <table:table-cell office:value-type="string">
            <text:p>JEST Cleaning System sp. z o.o. ul. Oświęcimska 51k, 41-109 Gliwice NIP 9691672326 BDO 000694943</text:p>
          </table:table-cell>
        </table:table-row>
        <table:table-row>
          <table:table-cell office:value-type="string">
            <text:p>EKO-ART.</text:p>
          </table:table-cell>
          <table:table-cell office:value-type="string">
            <text:p>EKO-ART. GOSPODARKA ODADAMI SP. Z O. O. ul. ASFALTOWA 1, 26-110 SKARŻYSKO – KAMIENNA NIP 6832126447 BDO 000583541<text:s/></text:p>
          </table:table-cell>
        </table:table-row>
        <table:table-row>
          <table:table-cell office:value-type="string">
            <text:p>ZK w Sokołowie Małopolskim<text:s/></text:p>
          </table:table-cell>
          <table:table-cell office:value-type="string">
            <text:p>Zakład Komunalny w Sokołowie Małopolskim Sp. z o.o. ul. Łazienna 7, 36-050 Sokołów Małopolski NIP 5170361538<text:s text:c="3"/>BDO 000002391</text:p>
          </table:table-cell>
        </table:table-row>
        <table:table-row>
          <table:table-cell office:value-type="string">
            <text:p>EFEKT-TRANS</text:p>
          </table:table-cell>
          <table:table-cell office:value-type="string">
            <text:p>EFEKT-TRANS Marcin Ostapowicz C. K. Norwida 11, 16-100 Sokółka NIP 5451733339<text:s text:c="2"/>BDO 000158350</text:p>
          </table:table-cell>
        </table:table-row>
        <table:table-row>
          <table:table-cell office:value-type="string">
            <text:p>Czyżew magazyn</text:p>
          </table:table-cell>
          <table:table-cell office:value-type="string">
            <text:p>Usługi Transportowe Dariusz Godlewski<text:s text:c="2"/>ul. Zambrowska 12, 18-220 Czyżew NIP 7231002304<text:s text:c="3"/>BDO 000111915</text:p>
          </table:table-cell>
        </table:table-row>
        <table:table-row>
          <table:table-cell office:value-type="string">
            <text:p>Traszkan<text:s/></text:p>
          </table:table-cell>
          <table:table-cell office:value-type="string">
            <text:p>Traszkan S.F.Z. Sroka Spółka Jawna Zegartowice 105, 32-415 Zegartowice NIP: 6811821834<text:s text:c="2"/>BDO: 000011660</text:p>
          </table:table-cell>
        </table:table-row>
        <table:table-row>
          <table:table-cell office:value-type="string">
            <text:p>RPM<text:s/></text:p>
          </table:table-cell>
          <table:table-cell office:value-type="string">
            <text:p>RPM Sp.z o.o. ul. Szubianki 8, 63-200 Jarocin NIP: PL6172195754 BDO: 000010785</text:p>
          </table:table-cell>
        </table:table-row>
        <table:table-row>
          <table:table-cell office:value-type="string">
            <text:p>Selmet</text:p>
          </table:table-cell>
          <table:table-cell office:value-type="string">
            <text:p>SELMET B. J. RUDNICCY ul. Traugutta 31, 82-300 Elbląg NIP: 5782865721 BDO:<text:s text:c="2"/>000005241</text:p>
          </table:table-cell>
        </table:table-row>
        <table:table-row>
          <table:table-cell office:value-type="string">
            <text:p>LUX BUS</text:p>
          </table:table-cell>
          <table:table-cell office:value-type="string">
            <text:p>LUX BUS SP. Z O.O. ul. Wiejska 11L, 05-123 Olszewnica Stara NIP 5361987906 BDO 000666036</text:p>
          </table:table-cell>
        </table:table-row>
        <table:table-row>
          <table:table-cell office:value-type="string">
            <text:p>Lubań<text:s/></text:p>
          </table:table-cell>
          <table:table-cell office:value-type="string">
            <text:p>ZGiUK Lubań Sp. z o.o. ul. Bazaltowa 1, 59-800 Lubań NIP: 6131425217, BDO: 000012296</text:p>
          </table:table-cell>
        </table:table-row>
        <table:table-row>
          <table:table-cell office:value-type="string">
            <text:p>YOUR PARTNER Brzesko</text:p>
          </table:table-cell>
          <table:table-cell office:value-type="string">
            <text:p>PW YOUR PARTNER Brzesko Dworcowa 2, 32-800 Brzesko NIP: 8691956922 BDO: 000053224</text:p>
          </table:table-cell>
        </table:table-row>
        <table:table-row>
          <table:table-cell office:value-type="string">
            <text:p>Biosystem<text:s/></text:p>
          </table:table-cell>
          <table:table-cell office:value-type="string">
            <text:p>Zakład Przetwarzania ZSEiE: 32-540 Bolęcin, ul Fabryczna 5</text:p>
          </table:table-cell>
        </table:table-row>
        <table:table-row>
          <table:table-cell office:value-type="string">
            <text:p>THOR</text:p>
          </table:table-cell>
          <table:table-cell office:value-type="string">
            <text:p>THOR Recycle Sp. z o.o. NIP: 9452260589 BDO: 000575610</text:p>
          </table:table-cell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</table:table>
      <table:table table:name="Arkusz2" table:style-name="ta1"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